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="Circle" draw:marker-start-width="0.33cm" draw:marker-end="Arrow" draw:marker-end-width="0.33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fo:min-height="0.423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1.578cm" svg:height="0.952cm" svg:x="2.585cm" svg:y="2.801cm">
          <text:p/>
        </draw:rect>
        <draw:line draw:style-name="gr2" draw:text-style-name="P1" draw:layer="layout" svg:x1="3.152cm" svg:y1="3.277cm" svg:x2="5.64cm" svg:y2="3.277cm">
          <text:p/>
        </draw:line>
        <draw:frame draw:style-name="gr3" draw:text-style-name="P1" draw:layer="layout" svg:width="1.761cm" svg:height="1.025cm" svg:x="0.702cm" svg:y="2.735cm">
          <draw:text-box>
            <text:p text:style-name="P2"><text:s/><text:span text:style-name="T1">ada</text:span></text:p>
          </draw:text-box>
        </draw:frame>
        <draw:rect draw:style-name="gr4" draw:text-style-name="P4" draw:layer="layout" svg:width="3.723cm" svg:height="2.711cm" svg:x="5.666cm" svg:y="2.751cm">
          <text:p text:style-name="P3"><text:span text:style-name="T2">numéro = 33800</text:span></text:p>
          <text:p text:style-name="P3"><text:span text:style-name="T2">nom = « Ada Lovelace »</text:span></text:p>
          <text:p text:style-name="P3"><text:span text:style-name="T2">annéeÉtude = 1</text:span></text:p>
          <text:p text:style-name="P3"><text:span text:style-name="T2">doubleur = false</text:span></text:p>
          <text:p text:style-name="P3"><text:span text:style-name="T2">ancien = fals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0-31T17:38:34</meta:creation-date>
    <dc:date>2010-03-24T13:18:23</dc:date>
    <dc:language>fr-BE</dc:language>
    <meta:editing-cycles>9</meta:editing-cycles>
    <meta:editing-duration>PT00H19M54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